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Verdana, Arial, sans-serif"/>
    <style:font-face style:name="UOLText" svg:font-family="UOLText, Arial, sans-serif"/>
    <style:font-face style:name="Ubuntu" svg:font-family="Ubuntu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56a3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officeooo:rsid="000056a3" officeooo:paragraph-rsid="000056a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056a3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color="#000000" style:font-name="Liberation Serif" fo:font-size="12pt" officeooo:paragraph-rsid="000056a3" style:font-size-asian="12pt" style:font-size-complex="12pt"/>
    </style:style>
    <style:style style:name="T1" style:family="text">
      <style:text-properties officeooo:rsid="000056a3"/>
    </style:style>
    <style:style style:name="T2" style:family="text">
      <style:text-properties fo:font-variant="normal" fo:text-transform="none" fo:color="#000000" style:font-name="Ubuntu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Liberation Serif" fo:font-size="11pt" fo:letter-spacing="normal" fo:font-style="normal" fo:font-weight="normal" officeooo:rsid="000056a3" style:font-size-asian="11pt" style:font-size-complex="11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style:text-underline-style="none" style:font-size-asian="12pt" style:font-size-complex="12pt"/>
    </style:style>
    <style:style style:name="T11" style:family="text">
      <style:text-properties fo:font-variant="normal" fo:text-transform="none" fo:color="#000000" style:font-name="Liberation Serif" fo:letter-spacing="normal"/>
    </style:style>
    <style:style style:name="T12" style:family="text">
      <style:text-properties fo:font-variant="normal" fo:text-transform="none" fo:color="#000000" style:font-name="Liberation Serif" fo:letter-spacing="normal" style:text-underline-style="solid" style:text-underline-width="auto" style:text-underline-color="font-color"/>
    </style:style>
    <style:style style:name="T13" style:family="text">
      <style:text-properties fo:font-variant="normal" fo:text-transform="none" fo:color="#000000" style:font-name="Liberation Serif" fo:letter-spacing="normal" style:text-underline-style="none"/>
    </style:style>
    <style:style style:name="T14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5" style:family="text">
      <style:text-properties fo:font-variant="normal" fo:text-transform="none" fo:color="#000000" style:font-name="Lucida Grande" fo:font-size="12pt" fo:letter-spacing="normal" fo:font-style="normal" fo:font-weight="normal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style:text-underline-style="none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0056a3"/>
    </style:style>
    <style:style style:name="T20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0056a3" style:font-size-asian="11pt" style:font-size-complex="11pt"/>
    </style:style>
    <style:style style:name="T22" style:family="text">
      <style:text-properties fo:font-variant="normal" fo:text-transform="none" fo:color="#000000" fo:font-size="12pt" fo:letter-spacing="normal" fo:font-style="normal" style:text-underline-style="none" fo:font-weight="normal"/>
    </style:style>
    <style:style style:name="T23" style:family="text">
      <style:text-properties fo:font-variant="normal" fo:text-transform="none" fo:color="#398671" style:font-name="Lucida Grande" fo:font-size="12pt" fo:letter-spacing="normal" fo:font-style="normal" style:text-underline-style="solid" style:text-underline-width="auto" style:text-underline-color="font-color" fo:font-weight="normal"/>
    </style:style>
    <style:style style:name="T24" style:family="text">
      <style:text-properties fo:font-variant="normal" fo:text-transform="none" fo:color="#398671" style:font-name="Liberation Serif" fo:font-size="12pt" fo:letter-spacing="normal" fo:font-style="normal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color="#398671" style:font-name="Liberation Serif" fo:font-size="12pt" fo:letter-spacing="normal" fo:font-style="normal" style:text-underline-style="none" fo:font-weight="normal"/>
    </style:style>
    <style:style style:name="T26" style:family="text">
      <style:text-properties fo:font-variant="normal" fo:text-transform="none" fo:color="#333333" style:font-name="UOLText" fo:font-size="12pt" fo:letter-spacing="normal" fo:font-style="normal" fo:font-weight="normal"/>
    </style:style>
    <style:style style:name="T27" style:family="text">
      <style:text-properties fo:font-variant="normal" fo:text-transform="none" fo:color="#333333" fo:font-size="12pt" fo:letter-spacing="normal" fo:font-style="normal" fo:font-weight="normal"/>
    </style:style>
    <style:style style:name="T28" style:family="text">
      <style:text-properties fo:font-variant="normal" fo:text-transform="none" fo:color="#333333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 officeooo:rsid="000056a3"/>
    </style:style>
    <style:style style:name="T31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ize-complex="12pt"/>
    </style:style>
    <style:style style:name="T32" style:family="text">
      <style:text-properties fo:font-variant="normal" fo:text-transform="none" style:font-name="Liberation Serif" fo:font-size="12pt" fo:letter-spacing="normal" style:text-underline-style="none" style:font-size-asian="12pt" style:font-size-complex="12pt"/>
    </style:style>
    <style:style style:name="T33" style:family="text">
      <style:text-properties style:font-name="Liberation Serif" officeooo:rsid="000056a3"/>
    </style:style>
    <style:style style:name="T34" style:family="text">
      <style:text-properties style:font-name="Liberation Serif" fo:font-size="12pt" officeooo:rsid="000056a3" style:font-size-asian="12pt" style:font-size-complex="12pt"/>
    </style:style>
    <style:style style:name="T35" style:family="text">
      <style:text-properties fo:color="#000000" style:font-name="Liberation Serif" fo:font-size="12pt" officeooo:rsid="000056a3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de historia</text:p>
      <text:p text:style-name="P2"/>
      <text:p text:style-name="P2"/>
      <text:p text:style-name="P3"><text:span text:style-name="T1">1-</text:span><text:span text:style-name="T29">Tão logo assume a Presidência, Jânio Quadros, com a ajuda do ministro das Relações Exteriores, Afonso Arinos de Melo Franco, inaugura a política externa independente (PEI).</text:span></text:p>
      <text:p text:style-name="P4"><text:span text:style-name="T29">Na contramão do conservadorismo de seu governo em questões de economia e de costumes, a política externa de Jânio expressava o desejo de autonomia brasileira no cenário internacional, a necessidade de diversificação de parcerias e a ênfase na ideia de desenvolvimento. Seu sucessor, João Goulart, manteria essa política. No cenário conturbado que se criou na América Latina depois da Revolução Cubana, a ação de Jânio foi corajosa. O Brasil criticou a decisão do presidente dos Estados Unidos, John Kennedy, de organizar uma invasão à ilha. Posteriormente, condecoraria <text:s/></text:span><text:span text:style-name="T30">Ché</text:span><text:span text:style-name="T29"> Guevara, então ministro da Economia de Cuba, com a Ordem Nacional do Cruzeiro do Sul, a mais alta comenda brasileira atribuída a personalidades estrangeiras. Durante o governo de Jânio Quadros, o Brasil buscaria se distanciar do alinhamento automático à política externa norte-americana. Restabeleceu relações diplomáticas com a Hungria e a Romênia e aproximou-se da Bulgária e da Albânia, então sob influência soviética. Jânio também avançaria na política externa africanista, abrindo embaixadas no Senegal, no <text:s/></text:span><text:span text:style-name="T30">Daomê</text:span><text:span text:style-name="T29"> (futuro Benim) e na Etiópia. Nessa mesma época, nomearia o primeiro embaixador negro da história da diplomacia brasileira, Raimundo de Souza Dantas.</text:span></text:p>
      <text:p text:style-name="P4"><text:span text:style-name="T1">2-</text:span><text:span text:style-name="T29">Nesse curto período, Jânio Quadros praticou uma política econômica e uma política externa que desagradou profundamente os políticos que o apoiavam, setores das Forças Armadas e outros segmentos sociais. A renúncia de Jânio Quadros desencadeou uma crise institucional sem precedentes na história republicana do país, porque a posse do vice-presidente João Goulart não foi aceita pelos ministros militares e pelas classes dominantes.</text:span></text:p>
      <text:p text:style-name="P4"><text:span text:style-name="T1">3-</text:span></text:p>
      <text:p text:style-name="P1"><text:span text:style-name="T35">4-</text:span><text:span text:style-name="T9">O </text:span><text:span text:style-name="Strong_20_Emphasis"><text:span text:style-name="T9">Plano Trienal </text:span></text:span><text:span text:style-name="T9">foi elaborado durante o </text:span><text:a xlink:type="simple" xlink:href="https://www.infoescola.com/historia/governo-de-joao-goulart/" text:style-name="Internet_20_link" text:visited-style-name="Visited_20_Internet_20_Link">governo de João Goulart</text:a><text:span text:style-name="T10"> </text:span><text:span text:style-name="T9">como tentativa de combater os altos índices da </text:span><text:a xlink:type="simple" xlink:href="https://www.infoescola.com/economia/inflacao/" text:style-name="Internet_20_link" text:visited-style-name="Visited_20_Internet_20_Link">inflação</text:a><text:span text:style-name="T10"> </text:span><text:span text:style-name="T9">brasilei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Verdana, Arial, sans-serif"/>
    <style:font-face style:name="UOLText" svg:font-family="UOLText, Arial, sans-serif"/>
    <style:font-face style:name="Ubuntu" svg:font-family="Ubuntu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12:26.348064753</meta:creation-date>
    <dc:date>2020-11-25T12:21:29.705405839</dc:date>
    <meta:editing-duration>PT9M4S</meta:editing-duration>
    <meta:editing-cycles>1</meta:editing-cycles>
    <meta:document-statistic meta:table-count="0" meta:image-count="0" meta:object-count="0" meta:page-count="1" meta:paragraph-count="6" meta:word-count="298" meta:character-count="2005" meta:non-whitespace-character-count="1711"/>
    <meta:generator>LibreOffice/6.4.6.2$Linux_X86_64 LibreOffice_project/40$Build-2</meta:generator>
  </office:meta>
</office:document-meta>
</file>